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893cm" svg:height="0.962cm" svg:x="5.172cm" svg:y="3.5cm">
          <draw:text-box>
            <text:p text:style-name="P1">- <text:s text:c="2"/>J2000 <text:s text:c="2"/>- </text:p>
          </draw:text-box>
        </draw:frame>
        <draw:line draw:style-name="gr2" draw:text-style-name="P2" draw:layer="layout" svg:x1="9.8cm" svg:y1="6cm" svg:x2="8.1cm" svg:y2="4.4cm">
          <text:p text:style-name="P1"/>
        </draw:line>
        <draw:frame draw:style-name="gr1" draw:layer="layout" svg:width="4.663cm" svg:height="0.962cm" svg:x="10.145cm" svg:y="8.6cm">
          <draw:text-box>
            <text:p text:style-name="P1">parent frame A</text:p>
          </draw:text-box>
        </draw:frame>
        <draw:line draw:style-name="gr2" draw:text-style-name="P2" draw:layer="layout" svg:x1="6cm" svg:y1="4.4cm" svg:x2="4.3cm" svg:y2="6cm">
          <text:p text:style-name="P1"/>
        </draw:line>
        <draw:line draw:style-name="gr2" draw:text-style-name="P2" draw:layer="layout" svg:x1="7cm" svg:y1="4.4cm" svg:x2="7cm" svg:y2="6cm">
          <text:p text:style-name="P1"/>
        </draw:line>
        <draw:frame draw:style-name="gr1" draw:layer="layout" svg:width="1.213cm" svg:height="0.962cm" svg:x="6.4cm" svg:y="5.9cm">
          <draw:text-box>
            <text:p text:style-name="P1">....</text:p>
          </draw:text-box>
        </draw:frame>
        <draw:frame draw:style-name="gr1" draw:layer="layout" svg:width="1.213cm" svg:height="0.962cm" svg:x="3.201cm" svg:y="5.9cm">
          <draw:text-box>
            <text:p text:style-name="P1">....</text:p>
          </draw:text-box>
        </draw:frame>
        <draw:frame draw:style-name="gr1" draw:layer="layout" svg:width="1.213cm" svg:height="0.962cm" svg:x="9.602cm" svg:y="5.9cm">
          <draw:text-box>
            <text:p text:style-name="P1">....</text:p>
          </draw:text-box>
        </draw:frame>
        <draw:line draw:style-name="gr2" draw:text-style-name="P2" draw:layer="layout" svg:x1="12.2cm" svg:y1="8.5cm" svg:x2="10.5cm" svg:y2="6.9cm">
          <text:p text:style-name="P1"/>
        </draw:line>
        <draw:line draw:style-name="gr2" draw:text-style-name="P2" draw:layer="layout" svg:x1="7cm" svg:y1="6.9cm" svg:x2="7cm" svg:y2="8.5cm">
          <text:p text:style-name="P1"/>
        </draw:line>
        <draw:line draw:style-name="gr2" draw:text-style-name="P2" draw:layer="layout" svg:x1="3.5cm" svg:y1="6.9cm" svg:x2="1.8cm" svg:y2="8.5cm">
          <text:p text:style-name="P1"/>
        </draw:line>
        <draw:line draw:style-name="gr2" draw:text-style-name="P2" draw:layer="layout" svg:x1="15.8cm" svg:y1="11.2cm" svg:x2="14.1cm" svg:y2="9.6cm">
          <text:p text:style-name="P1"/>
        </draw:line>
        <draw:line draw:style-name="gr2" draw:text-style-name="P2" draw:layer="layout" svg:x1="12.8cm" svg:y1="9.6cm" svg:x2="12.8cm" svg:y2="11.2cm">
          <text:p text:style-name="P1"/>
        </draw:line>
        <draw:line draw:style-name="gr2" draw:text-style-name="P2" draw:layer="layout" svg:x1="11.6cm" svg:y1="9.6cm" svg:x2="9.9cm" svg:y2="11.2cm">
          <text:p text:style-name="P1"/>
        </draw:line>
        <draw:frame draw:style-name="gr1" draw:layer="layout" svg:width="3.042cm" svg:height="0.962cm" svg:x="8.058cm" svg:y="11.138cm">
          <draw:text-box>
            <text:p text:style-name="P1">frame A1</text:p>
          </draw:text-box>
        </draw:frame>
        <draw:frame draw:style-name="gr1" draw:layer="layout" svg:width="3.042cm" svg:height="0.962cm" svg:x="11.258cm" svg:y="11.138cm">
          <draw:text-box>
            <text:p text:style-name="P1">frame A2</text:p>
          </draw:text-box>
        </draw:frame>
        <draw:frame draw:style-name="gr1" draw:layer="layout" svg:width="3.042cm" svg:height="0.962cm" svg:x="14.358cm" svg:y="11.138cm">
          <draw:text-box>
            <text:p text:style-name="P1">frame A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creator>Véronique Pommier</dc:creator>
    <dc:date>2008-06-24T17:45:43</dc:date>
    <meta:editing-cycles>1</meta:editing-cycles>
    <meta:editing-duration>PT12M17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